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Lucida Grande',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text-properties fo:font-variant="normal" fo:text-transform="none" fo:color="#000000" style:font-name="HelveticaNeue" fo:font-size="9.75pt" fo:letter-spacing="normal" fo:font-style="normal" fo:font-weight="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URNAMENT PLANS</text:p>
      <text:p text:style-name="Standard"/>
      <text:p text:style-name="Standard"/>
      <text:p text:style-name="Standard"/>
      <text:p text:style-name="P1">Mundane Melee</text:p>
      <text:section text:style-name="Sect1" text:name="Section1">
        <text:p text:style-name="P1"><text:bookmark text:name="yiv5883250397yui_3_16_0_1_1439556806021_26649"/>Magical Melee</text:p>
      </text:section>
      <text:section text:style-name="Sect1" text:name="Section2">
        <text:p text:style-name="P1"><text:bookmark text:name="yiv5883250397yui_3_16_0_1_1439556806021_266491"/>Mixed Melee</text:p>
      </text:section>
      <text:section text:style-name="Sect1" text:name="Section3">
        <text:p text:style-name="P1"><text:bookmark text:name="yiv5883250397yui_3_16_0_1_1439556806021_266492"/>Jousting</text:p>
      </text:section>
      <text:section text:style-name="Sect1" text:name="Section4">
        <text:p text:style-name="P1"><text:bookmark text:name="yiv5883250397yui_3_16_0_1_1439556806021_266493"/>Lockpicking</text:p>
      </text:section>
      <text:section text:style-name="Sect1" text:name="Section5">
        <text:p text:style-name="P1"><text:bookmark text:name="yiv5883250397yui_3_16_0_1_1439556806021_266494"/>Unarmed Melee</text:p>
      </text:section>
      <text:section text:style-name="Sect1" text:name="Section6">
        <text:p text:style-name="P1"><text:bookmark text:name="yiv5883250397yui_3_16_0_1_1439556806021_266495"/>Mundane Archery Contest</text:p>
      </text:section>
      <text:section text:style-name="Sect1" text:name="Section7">
        <text:p text:style-name="P1"><text:bookmark text:name="yiv5883250397yui_3_16_0_1_1439556806021_266496"/>Magical Archery Contest</text:p>
      </text:section>
      <text:section text:style-name="Sect1" text:name="Section8">
        <text:p text:style-name="P1"><text:bookmark text:name="yiv5883250397yui_3_16_0_1_1439556806021_266497"/>Knife Throwing</text:p>
      </text:section>
      <text:section text:style-name="Sect1" text:name="Section9">
        <text:p text:style-name="P1"><text:bookmark text:name="yiv5883250397yui_3_16_0_1_1439556806021_266498"/>Enhanced Melee (To be held in a maze-like obstacle course, with traps and obstructions)</text:p>
      </text:section>
      <text:section text:style-name="Sect1" text:name="Section10">
        <text:p text:style-name="P1"><text:bookmark text:name="yiv5883250397yui_3_16_0_1_1439556806021_266499"/>Cooking/Baking (For entertainment-- the winners will not be offered a place in The Job, winners will be given a gold reward)</text:p>
      </text:section>
      <text:section text:style-name="Sect1" text:name="Section11">
        <text:p text:style-name="P1"><text:bookmark text:name="yiv5883250397yui_3_16_0_1_1439556806021_2664910"/>Singing/Balladry (Also only for entertainment, winners will be given a gold reward)</text:p>
      </text:section>
      <text:p text:style-name="Standard"/>
      <text:p text:style-name="Standard"/>
      <text:p text:style-name="Standard">Ciel entered: Mixed Melee</text:p>
      <text:p text:style-name="Standard">Georg Entered: Mixed Melee, Unarmed Melee</text:p>
      <text:p text:style-name="Standard"/>
      <text:p text:style-name="Standard"/>
      <text:p text:style-name="Standard">Mixed Melee: 300 Entered</text:p>
      <text:p text:style-name="Standard"><text:tab/>There will be 12 matches, each with 25 combatants. Then the next match will have take the top 2 from each match and pit them against each other in two matches of 12. The top two will fight in a duel the next day.</text:p>
      <text:p text:style-name="Standard"/>
      <text:p text:style-name="Standard">Unarmed Melee: 50 Entered</text:p>
      <text:p text:style-name="Standard"><text:tab/>There will be 5 matches with 10 combatants, and then the next match will take those top five and pit them against each other. The top 2 will fight the next day in a duel.</text:p>
      <text:p text:style-name="Standard"/>
      <text:p text:style-name="Standard"/>
      <text:p text:style-name="Standard"/>
      <text:p text:style-name="Standard">Mundane Melee: There were 600 Entered, so there were 24 matches of 25. The winners of each are pitted against each other.</text:p>
      <text:p text:style-name="Standard">Mundane Melee Highlights: </text:p>
      <text:p text:style-name="Standard"><text:tab/><text:span text:style-name="T1">A young knight, Lesiy Aster,17, son of the Lord Adabard, won his match, even taking down the famed Fox Knight, Jettlis of Pike.</text:span></text:p>
      <text:p text:style-name="Standard"><text:tab/><text:span text:style-name="T1">A wood-elf foreigner from Etrun sliced through his match without armor, his speed unheard of.</text:span></text:p>
      <text:p text:style-name="Standard"><text:tab/>S<text:span text:style-name="T1">er Ulus Redblade of Menefost, with his warhammer and shield teamed up with Lady Lilleth, the half-elf warrior from Pike, before betraying her and winning the match.</text:span></text:p>
      <text:p text:style-name="Standard"><text:span text:style-name="T1"><text:tab/>Old Ser Hannora, one of the seven Dragon Guard, known as the Storm Dragon, prevailed over the 24 warriors of his match, his spear still moving as when he was younger.</text:span> The Dragon Guard are seven elite knights who serve as guards to the King.</text:p>
      <text:p text:style-name="Standard"><text:tab/><text:span text:style-name="T1">Ser Bor Dedoran, son of Lord Kored Dedoran (One of Lord Redblade's bannermen), known as the Wolf, won his match.</text:span></text:p>
      <text:p text:style-name="Standard"><text:tab/><text:span text:style-name="T1">Ser Harly of Nuneth, a hedge knight (A knight of non-noble birth), flew through his match while drinking, refilling his tankard after each enemy he defeated. The crowd loved it.</text:span></text:p>
      <text:p text:style-name="Standard"/>
      <text:p text:style-name="Standard"><text:soft-page-break/></text:p>
      <text:p text:style-name="Standard"/>
      <text:p text:style-name="Standard"/>
      <text:p text:style-name="Standard">Magical Melee: 200 mages entered. There were 10 matches of 20, the top two of each enter two rounds of 10, then the top two face off against each other in a magic duel the next day.</text:p>
      <text:p text:style-name="Standard">Highlights:</text:p>
      <text:p text:style-name="P2"><text:tab/>The Black Mage wins his match, as expected. A child of 9, the Black Mage, or Jory Pem, uses illusion magic to confuse his foes, then defeats them makes them defeat each other with mind magic.</text:p>
      <text:p text:style-name="P2"><text:tab/>The conjurur Delis Morsia and his summoned hell hounds took the victory of another match.</text:p>
      <text:p text:style-name="Standard"><text:tab/><text:span text:style-name="T1">The Old Fireball, Wendyn of Grol, destroyed half of his opponents with a swirling dome of fire</text:span>.</text:p>
      <text:p text:style-name="Standard"><text:tab/><text:span text:style-name="T1">Velia Aster, older sister to Lesiy Aster, still only 17, astonished crowds with her powerful white magic. She won her match without getting hit once.</text:span></text:p>
      <text:p text:style-name="Standard"><text:tab/><text:span text:style-name="T1">Jolly Renna, the Tree Walker, turned the arena into a forest, and eliminated her opponents silently, teleporting through the leaves to bring quick demises to her foes.</text:span></text:p>
      <text:p text:style-name="Standard"/>
      <text:p text:style-name="Standard"/>
      <text:p text:style-name="Standard">You find Lockpicking uneventful, however you note that the winner was an gnomish locksmith.</text:p>
      <text:p text:style-name="Standard"/>
      <text:p text:style-name="Standard">Jousting: Typical jousting tournament</text:p>
      <text:p text:style-name="Standard"/>
      <text:p text:style-name="Standard"><text:tab/>Highlights:</text:p>
      <text:p text:style-name="Standard"><text:tab/><text:tab/><text:span text:style-name="T1">The Golden Dragon, Ser Arim Deln, one of the Dragon Guard, unhorsed the famed Ser Grosh Bolgred, known better as the Red Mountain. Grosh is a huge half-orc born in Etrun, with fiery red hair and red lattice armor.</text:span></text:p>
      <text:p text:style-name="Standard"><text:tab/><text:tab/><text:span text:style-name="T1">An unkown knight with a blank shield and silvery armor unhorsed one of the King's Elite.</text:span></text:p>
      <text:p text:style-name="Standard"><text:tab/><text:tab/><text:span text:style-name="T1">The Knight of the Tree, Lady Numen of the Oldvale, unhorsed Ser Tellis Deln, twin to Ser Arim, and one of the Dragon Guard. </text:span></text:p>
      <text:p text:style-name="Standard"/>
      <text:p text:style-name="Standard"><text:tab/><text:tab/><text:span text:style-name="T1">The unkown knight unhorsed Lady Numen in the very next round.</text:span></text:p>
      <text:p text:style-name="Standard"/>
      <text:p text:style-name="Standard"><text:tab/><text:tab/><text:span text:style-name="T1">Lesiy Aster unhorsed Ser Bor Dedoran.</text:span></text:p>
      <text:p text:style-name="Standard"/>
      <text:p text:style-name="Standard"><text:tab/><text:tab/><text:span text:style-name="T1">Ser Jorold Telmain defeated Lady Lilleth, before being unhorsed by the Golden Dragon</text:span></text:p>
      <text:p text:style-name="Standard"/>
      <text:p text:style-name="Standard"><text:tab/><text:tab/><text:span text:style-name="T1">The winner of the King's tournament last tournament, Ser Cirel Dane, the Dragon of the Dawn, unhorsed Lesiy Aster.</text:span></text:p>
      <text:p text:style-name="Standard"/>
      <text:p text:style-name="Standard"><text:tab/><text:tab/><text:span text:style-name="T1">The Golden Dragon faced off against the unkown knight and was unhorsed in a surprising upstart. </text:span></text:p>
      <text:p text:style-name="P2"/>
      <text:p text:style-name="Standard"><text:tab/><text:tab/><text:span text:style-name="T1">Eventually, the last two knights are Unkown, and the Dragon of the Dawn.</text:span></text:p>
      <text:p text:style-name="P2"><text:tab/><text:tab/><text:tab/>In the final match, the Unkown knight breaks twenty lances against Ser Cirel before the Dragon is unhorsed, giving the unkown knight the victory.</text:p>
      <text:p text:style-name="Standard"/>
      <text:p text:style-name="Standard"><text:soft-page-break/></text:p>
      <text:p text:style-name="P2">A single man wins both the Mundane and Magical archery contests. He is tall and masked, and dressed all in black with a swirling black cloak, with its hood pulled over his head.</text:p>
      <text:p text:style-name="Standard"/>
      <text:p text:style-name="Standard"/>
      <text:p text:style-name="Standard"/>
      <text:p text:style-name="P2">The knife-throwing competition is won by a seemingly insane woman. She is young and small, maybe five feet tall. She has black hair and crazed eyes, and threw the knives with such ferocity and speed that some went through the straw targets entirely.</text:p>
      <text:p text:style-name="Standard"/>
      <text:p text:style-name="Standard"/>
      <text:p text:style-name="P2">The enhanced melee captured many people's attention, the large arena covered and dark, with scrying orbs set throughout to give the audience an inside view of the maze. The victor was the Rose of Heironeous, Lady Lys of Veragost, daughter to Lord Delmy. She is a cleric of Heironeous, and she has red hair and golden armor, and is renown for her beauty.</text:p>
      <text:p text:style-name="P2"/>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Lucida Grande',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8-17T11:27:32.11</meta:creation-date>
    <dc:date>2015-08-23T13:34:16.95</dc:date>
    <dc:creator>Nolan Roth</dc:creator>
    <meta:editing-duration>PT7H50M40S</meta:editing-duration>
    <meta:editing-cycles>6</meta:editing-cycles>
    <meta:generator>OpenOffice/4.1.1$Win32 OpenOffice.org_project/411m6$Build-9775</meta:generator>
    <meta:document-statistic meta:table-count="0" meta:image-count="0" meta:object-count="0" meta:page-count="3" meta:paragraph-count="51" meta:word-count="846" meta:character-count="4867"/>
  </office:meta>
</office:document-meta>
</file>